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34e1"/>
    </style:style>
    <style:style style:name="P2" style:family="paragraph" style:parent-style-name="Standard">
      <style:text-properties officeooo:rsid="001a34e1" officeooo:paragraph-rsid="001a34e1"/>
    </style:style>
    <style:style style:name="P3" style:family="paragraph" style:parent-style-name="Standard">
      <style:text-properties officeooo:rsid="001a34e1" officeooo:paragraph-rsid="001a7ba3"/>
    </style:style>
    <style:style style:name="P4" style:family="paragraph" style:parent-style-name="Standard">
      <style:text-properties officeooo:rsid="001a7ba3" officeooo:paragraph-rsid="001a7ba3"/>
    </style:style>
    <style:style style:name="P5" style:family="paragraph" style:parent-style-name="Standard">
      <style:text-properties officeooo:paragraph-rsid="001ef959"/>
    </style:style>
    <style:style style:name="P6" style:family="paragraph" style:parent-style-name="Standard">
      <style:text-properties officeooo:rsid="0023a0bd" officeooo:paragraph-rsid="0023a0bd"/>
    </style:style>
    <style:style style:name="P7" style:family="paragraph" style:parent-style-name="Text_20_body">
      <style:text-properties officeooo:rsid="001a7ba3" officeooo:paragraph-rsid="001a7ba3"/>
    </style:style>
    <style:style style:name="P8" style:family="paragraph" style:parent-style-name="Text_20_body">
      <style:text-properties officeooo:paragraph-rsid="0022b751"/>
    </style:style>
    <style:style style:name="P9" style:family="paragraph" style:parent-style-name="Standard">
      <style:text-properties officeooo:paragraph-rsid="001ef959"/>
    </style:style>
    <style:style style:name="P10" style:family="paragraph" style:parent-style-name="Text_20_body">
      <style:text-properties fo:font-variant="normal" fo:text-transform="none" fo:color="#1d1c1d" style:font-name="Slack-Lato" fo:font-size="11.25pt" fo:letter-spacing="normal" fo:font-style="normal" fo:font-weight="normal" officeooo:paragraph-rsid="0022b751"/>
    </style:style>
    <style:style style:name="P11" style:family="paragraph" style:parent-style-name="Text_20_body">
      <style:text-properties officeooo:paragraph-rsid="001ef959"/>
    </style:style>
    <style:style style:name="P12" style:family="paragraph" style:parent-style-name="Text_20_body">
      <style:text-properties officeooo:rsid="002631cb" officeooo:paragraph-rsid="002631cb"/>
    </style:style>
    <style:style style:name="P13" style:family="paragraph" style:parent-style-name="Text_20_body">
      <style:text-properties officeooo:rsid="00280ac2" officeooo:paragraph-rsid="00280ac2"/>
    </style:style>
    <style:style style:name="T1" style:family="text">
      <style:text-properties officeooo:rsid="001a7ba3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e5fe1"/>
    </style:style>
    <style:style style:name="T4" style:family="text">
      <style:text-properties officeooo:rsid="001ef959"/>
    </style:style>
    <style:style style:name="T5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6" style:family="text">
      <style:text-properties officeooo:rsid="002432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namelix.com/" text:style-name="Internet_20_link" text:visited-style-name="Visited_20_Internet_20_Link">https://namelix.com/</text:a></text:p>
      <text:p text:style-name="P1"><text:a xlink:type="simple" xlink:href="https://namelix.com/" office:target-frame-name="_blank" xlink:show="new" text:style-name="Internet_20_link" text:visited-style-name="Visited_20_Internet_20_Link">Business Name Generator - free AI-powered naming tool – Namelix</text:a></text:p>
      <text:p text:style-name="P1"/>
      <text:p text:style-name="P2"><text:a xlink:type="simple" xlink:href="http://www.github.com/" office:target-frame-name="_blank" xlink:show="new" text:style-name="Internet_20_link" text:visited-style-name="Visited_20_Internet_20_Link">www.github.com</text:a></text:p>
      <text:p text:style-name="P2"><text:a xlink:type="simple" xlink:href="mailto:mdhyan.99@gmail.com" text:style-name="Internet_20_link" text:visited-style-name="Visited_20_Internet_20_Link">mdhyan.99@gmail.com</text:a></text:p>
      <text:p text:style-name="P3"><text:s/><text:span text:style-name="T1">Benuztname </text:span></text:p>
      <text:p text:style-name="P3">mdhyan<text:span text:style-name="T1">9</text:span>9</text:p>
      <text:p text:style-name="P4">Password:1989…..!</text:p>
      <text:p text:style-name="P7"><text:a xlink:type="simple" xlink:href="https://pearl.de/" text:style-name="Internet_20_link" text:visited-style-name="Visited_20_Internet_20_Link"><text:span text:style-name="T2">https://pearl.de</text:span></text:a> </text:p>
      <text:p text:style-name="P5"><text:a xlink:type="simple" xlink:href="https://mdhyan99.github.io/Lieb-essen/" text:style-name="Internet_20_link" text:visited-style-name="Visited_20_Internet_20_Link"><text:span text:style-name="T1">https://mdhyan99.github.io/Lieb-essen/</text:span></text:a><text:span text:style-name="T1"> <text:s text:c="3"/></text:span><text:span text:style-name="T3">meinwabseite</text:span></text:p>
      <text:p text:style-name="P5"/>
      <text:p text:style-name="P5"><text:a xlink:type="simple" xlink:href="https://github.com/22-D03-1/bravecoders" office:target-frame-name="_blank" xlink:show="new" text:style-name="Internet_20_link" text:visited-style-name="Visited_20_Internet_20_Link">GitHub - 22-D03-1/bravecoders: Wir sind die Klasse Bravecoders</text:a> <text:s text:c="3"/><text:span text:style-name="T4">klasse github</text:span></text:p>
      <text:p text:style-name="P5"/>
      <text:p text:style-name="P10">Kostenlose hochwertige Bilder findest du auf </text:p>
      <text:p text:style-name="P8"><text:a xlink:type="simple" xlink:href="http://www.unsplash.com/" office:target-frame-name="_blank" xlink:show="new" text:style-name="Internet_20_link" text:visited-style-name="Visited_20_Internet_20_Link"><text:span text:style-name="T5">www.unsplash.com</text:span></text:a></text:p>
      <text:p text:style-name="P5"><text:a xlink:type="simple" xlink:href="https://www.canva.com/ar/" text:style-name="Internet_20_link" text:visited-style-name="Visited_20_Internet_20_Link">https://www.canva.com/ar/</text:a></text:p>
      <text:p text:style-name="P5"><text:s/><text:span text:style-name="T6">LOGO foto erstellen</text:span></text:p>
      <text:p text:style-name="P11"><text:a xlink:type="simple" xlink:href="https://www.tippenakademie.de/schreibtrainer/übungstexte" text:style-name="Internet_20_link" text:visited-style-name="Visited_20_Internet_20_Link"><text:span text:style-name="T2">https://www.tippenakademie.de/schreibtrainer/%C3%BCbungstexte</text:span></text:a> </text:p>
      <text:p text:style-name="P12">tastetür übung</text:p>
      <text:p text:style-name="P12"><text:a xlink:type="simple" xlink:href="https://www.lingoda.com/en/account/course-overview" text:style-name="Internet_20_link" text:visited-style-name="Visited_20_Internet_20_Link">https://www.lingoda.com/en/account/course-overview</text:a></text:p>
      <text:p text:style-name="P13">englisch curs</text:p>
      <text:p text:style-name="P13"/>
      <text:p text:style-name="P12"/>
      <text:p text:style-name="P12"/>
      <text:p text:style-name="P5"/>
      <text:p text:style-name="P5"/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3:34:57.700365817</meta:creation-date>
    <dc:date>2022-05-11T20:35:32.446928356</dc:date>
    <meta:editing-duration>PT15H41M3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45" meta:character-count="548" meta:non-whitespace-character-count="508"/>
  </office:meta>
</office:document-meta>
</file>